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7"/>
          <table:table-cell office:value-type="float" office:value="2681" calcext:value-type="float">
            <text:p>2681</text:p>
          </table:table-cell>
          <table:table-cell table:number-columns-repeated="4"/>
          <table:table-cell office:value-type="float" office:value="527" calcext:value-type="float">
            <text:p>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20:41:55.582891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13T22:41:17.148927137</dc:date>
    <dc:creator>Jesus Castagnetto</dc:creator>
    <meta:editing-duration>P6DT6H14M13S</meta:editing-duration>
    <meta:editing-cycles>624</meta:editing-cycles>
    <meta:generator>LibreOffice/7.1.3.2$Linux_X86_64 LibreOffice_project/10$Build-2</meta:generator>
    <meta:document-statistic meta:table-count="1" meta:cell-count="4211" meta:object-count="0"/>
  </office:meta>
</office:document-meta>
</file>